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Year </text:p>
          </table:table-cell>
          <table:table-cell office:value-type="string">
            <text:p>MySample1</text:p>
          </table:table-cell>
          <table:table-cell office:value-type="string">
            <text:p>MySample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table:number-columns-repeated="2" office:value-type="float" office:value="0.26">
            <text:p>0.2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float" office:value="0.14">
            <text:p>0.14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float" office:value="0.08">
            <text:p>0.0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float" office:value="0.02">
            <text:p>0.0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float" office:value="0.2">
            <text:p>0.2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float" office:value="0.14">
            <text:p>0.14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0.08">
            <text:p>0.0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</table:table-row>
        <table:table-row table:style-name="ro1" table:number-rows-repeated="104857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02/25/2011</text:date>, <text:time>13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9T15:04:03</meta:creation-date>
    <dc:date>2011-02-10T09:29:16</dc:date>
    <meta:editing-cycles>16</meta:editing-cycles>
    <meta:editing-duration>PT02H03M49S</meta:editing-duration>
    <meta:document-statistic meta:table-count="3" meta:cell-count="295" meta:object-count="0"/>
    <meta:generator>OpenOffice.org/3.2$Linux OpenOffice.org_project/320m19$Build-9505</meta:generator>
  </office:meta>
</office:document-meta>
</file>